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georiënteerd-programmeren"/>Object georiënteerd programmeren<text:bookmark-end text:name="object-georiënteerd-programmeren"/></text:h>
      <text:h text:style-name="Heading_20_2" text:outline-level="2"><text:bookmark-start text:name="huiswerkopdracht"/>Huiswerkopdracht<text:bookmark-end text:name="huiswerkopdracht"/></text:h>
      <text:h text:style-name="Heading_20_4" text:outline-level="4"><text:bookmark-start text:name="probleem-1"/>Probleem 1<text:bookmark-end text:name="probleem-1"/></text:h>
      <text:p text:style-name="First_20_paragraph">Vul de methoden van de klasse Line in om coördinaten als een paar tupels te accepteren en de helling (slope) en afstand (distance) van de lijn te retourneren.</text:p>
      <text:p text:style-name="P1">class Line:</text:p>
      <text:p text:style-name="P2"><text:s text:c="4"/></text:p>
      <text:p text:style-name="P3"><text:s text:c="4"/>def __init__(self, coor1, coor2):</text:p>
      <text:p text:style-name="P4"><text:s text:c="8"/>pass</text:p>
      <text:p text:style-name="P5"><text:s text:c="4"/></text:p>
      <text:p text:style-name="P6"><text:s text:c="4"/>def distance(self):</text:p>
      <text:p text:style-name="P7"><text:s text:c="8"/>pass</text:p>
      <text:p text:style-name="P8"><text:s text:c="4"/></text:p>
      <text:p text:style-name="P9"><text:s text:c="4"/>def slope(self):</text:p>
      <text:p text:style-name="P10"><text:s text:c="8"/>pass</text:p>
      <text:p text:style-name="P11"># EEN VOORBEELD SCENARIO OM UIT TE VOEREN</text:p>
      <text:p text:style-name="P12"/>
      <text:p text:style-name="P13">coordinate1 = (3,2)</text:p>
      <text:p text:style-name="P14">coordinate2 = (8,10)</text:p>
      <text:p text:style-name="P15"/>
      <text:p text:style-name="P16">li = Line(coordinate1,coordinate2)</text:p>
      <text:p text:style-name="P17">li.distance()</text:p>
      <text:p text:style-name="P18">9.433981132056603</text:p>
      <text:p text:style-name="P19">li.slope()</text:p>
      <text:p text:style-name="P20">1.6</text:p>
      <text:p text:style-name="Horizontal_20_Line"/>
      <text:h text:style-name="Heading_20_4" text:outline-level="4"><text:bookmark-start text:name="probleem-2"/>Probleem 2<text:bookmark-end text:name="probleem-2"/></text:h>
      <text:p text:style-name="First_20_paragraph">Vul de klas in</text:p>
      <text:p text:style-name="P21">class Cylinder:</text:p>
      <text:p text:style-name="P22"><text:s text:c="4"/></text:p>
      <text:p text:style-name="P23"><text:s text:c="4"/>def __init__(self,height=1,radius=1):</text:p>
      <text:p text:style-name="P24"><text:s text:c="8"/>pass</text:p>
      <text:p text:style-name="P25"><text:s text:c="8"/></text:p>
      <text:p text:style-name="P26"><text:s text:c="4"/>def volume(self):</text:p>
      <text:p text:style-name="P27"><text:s text:c="8"/>pass</text:p>
      <text:p text:style-name="P28"><text:s text:c="4"/></text:p>
      <text:p text:style-name="P29"><text:s text:c="4"/>def surface_area(self):</text:p>
      <text:p text:style-name="P30"><text:s text:c="8"/>pass</text:p>
      <text:p text:style-name="P31"># EEN VOORBEELD SCENARIO OM UIT TE VOEREN</text:p>
      <text:p text:style-name="P32"/>
      <text:p text:style-name="P33">c = Cylinder(2,3)</text:p>
      <text:p text:style-name="P34">c.volume()</text:p>
      <text:p text:style-name="P35">56.52</text:p>
      <text:p text:style-name="P36">c.surface_area()</text:p>
      <text:p text:style-name="P37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16Z</meta:creation-date>
    <dc:date>2022-12-20T11:19:16Z</dc:date>
  </office:meta>
</office:document-meta>
</file>